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rsionResourceResolverTests.resolveResourceSuc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VersionResourceResolverTests.getStrategyFor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VersionResourceResolverTests.shouldConfigureFixedPrefixAutomatical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ersionResourceResolverTests.resolveResourceNoVersionStrateg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ersionResourceResolverTests.resolveResourceExis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ersionResourceResolverTests.resolveUrlPathNoVersionStrateg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ersionResourceResolverTests.resolveResourceNoVersionIn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ersionResourceResolverTests.resolveResourceVersionDoesNot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VersionResourceResolverTests.resolveResourceNoResourceAfterVersionRemov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